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imbus Roman No9 L2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1.274cm" fo:min-width="8.771cm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0.977cm" fo:min-width="8.136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8.136cm"/>
    </style:style>
    <style:style style:name="gr4" style:family="graphic" style:parent-style-name="objectwithoutfill">
      <style:graphic-properties draw:stroke="solid" draw:stroke-dash="Ultrafine_20_Dashed" draw:fill="none" draw:textarea-vertical-align="middle"/>
    </style:style>
    <style:style style:name="gr5" style:family="graphic" style:parent-style-name="standard">
      <style:graphic-properties draw:stroke="solid" draw:stroke-dash="Ultrafine_20_Dashed" draw:fill="solid" draw:fill-color="#000000" draw:textarea-horizontal-align="justify" draw:textarea-vertical-align="middle" draw:auto-grow-height="false" fo:min-height="0.021cm" fo:min-width="0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218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073cm" fo:min-width="0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253cm" fo:min-width="0.003cm"/>
    </style:style>
    <style:style style:name="gr16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4.56cm" fo:min-width="8.771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771cm"/>
    </style:style>
    <style:style style:name="gr18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5.592cm" fo:min-width="8.771cm" fo:padding-top="0.178cm" fo:padding-bottom="0.178cm" fo:padding-left="0.303cm" fo:padding-right="0.303cm"/>
    </style:style>
    <style:style style:name="gr19" style:family="graphic" style:parent-style-name="standard">
      <style:graphic-properties draw:textarea-horizontal-align="justify" draw:textarea-vertical-align="middle" draw:auto-grow-height="false" fo:min-height="3.344cm" fo:min-width="4.453cm"/>
    </style:style>
    <style:style style:name="gr20" style:family="graphic" style:parent-style-name="standard">
      <style:graphic-properties draw:textarea-horizontal-align="justify" draw:textarea-vertical-align="middle" draw:auto-grow-height="false" fo:min-height="1.023cm" fo:min-width="8.136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182cm" fo:min-width="0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325cm" fo:min-width="0.075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0.398cm" fo:min-width="0.148cm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 fo:min-height="0.145cm" fo:min-width="0cm"/>
    </style:style>
    <style:style style:name="gr26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274cm" fo:min-width="8.771cm" fo:padding-top="0.178cm" fo:padding-bottom="0.178cm" fo:padding-left="0.303cm" fo:padding-right="0.303cm"/>
    </style:style>
    <style:style style:name="gr27" style:family="graphic" style:parent-style-name="standard">
      <style:graphic-properties draw:textarea-horizontal-align="justify" draw:textarea-vertical-align="middle" draw:auto-grow-height="false" fo:min-height="0.195cm" fo:min-width="0.915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1.117cm"/>
    </style:style>
    <style:style style:name="gr29" style:family="graphic" style:parent-style-name="standard">
      <style:graphic-properties draw:textarea-horizontal-align="justify" draw:textarea-vertical-align="middle" draw:auto-grow-height="false" fo:min-height="1.36cm" fo:min-width="2.453cm"/>
    </style:style>
    <style:style style:name="gr30" style:family="graphic" style:parent-style-name="standard">
      <style:graphic-properties draw:textarea-horizontal-align="justify" draw:textarea-vertical-align="middle" draw:auto-grow-height="false" fo:min-height="1.69cm" fo:min-width="2.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text-shadow="none"/>
    </style:style>
    <style:style style:name="P6" style:family="paragraph">
      <style:paragraph-properties fo:text-align="center"/>
      <style:text-properties fo:font-size="16pt" fo:text-shadow="none" fo:font-weight="bold" style:font-size-asian="16pt" style:font-weight-asian="bold" style:font-size-complex="16pt" style:font-weight-complex="bold"/>
    </style:style>
    <style:style style:name="P7" style:family="paragraph">
      <style:paragraph-properties fo:text-align="star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9.271cm" svg:height="1.524cm" svg:x="7.155cm" svg:y="0.333cm">
          <text:p text:style-name="P1">Preprocess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227cm" svg:x="7.436cm" svg:y="2.873cm">
          <text:p text:style-name="P1">Graph gener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636cm" svg:height="1.905cm" svg:x="7.436cm" svg:y="8.496cm">
          <text:p text:style-name="P1">Similarity and statistical </text:p>
          <text:p text:style-name="P1">features (SSF) s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636cm" svg:height="1.905cm" svg:x="7.436cm" svg:y="10.782cm">
          <text:p text:style-name="P1">Graph-based </text:p>
          <text:p text:style-name="P1">Cumulative (GC) score </text:p>
          <draw:enhanced-geometry svg:viewBox="0 0 21600 21600" draw:type="rectangle" draw:enhanced-path="M 0 0 L 21600 0 21600 21600 0 21600 0 0 Z N"/>
        </draw:custom-shape>
        <draw:g>
          <draw:connector draw:style-name="gr4" draw:text-style-name="P2" xml:id="id1" draw:id="id1" draw:layer="layout" draw:type="line" svg:x1="19.535cm" svg:y1="5.657cm" svg:x2="21.972cm" svg:y2="7.92cm" svg:d="M19535 5657l2437 2263" svg:viewBox="0 0 2438 2264">
            <text:p/>
          </draw:connector>
          <draw:connector draw:style-name="gr4" draw:text-style-name="P2" xml:id="id2" draw:id="id2" draw:layer="layout" draw:type="line" svg:x1="21.972cm" svg:y1="7.92cm" svg:x2="18.665cm" svg:y2="8.164cm" draw:start-shape="id1" draw:start-glue-point="3" svg:d="M21972 7920l-3307 244" svg:viewBox="0 0 3308 245">
            <text:p/>
          </draw:connector>
          <draw:connector draw:style-name="gr4" draw:text-style-name="P2" xml:id="id3" draw:id="id3" draw:layer="layout" draw:type="line" svg:x1="18.665cm" svg:y1="8.164cm" svg:x2="21.276cm" svg:y2="5.239cm" draw:start-shape="id2" draw:start-glue-point="3" svg:d="M18665 8164l2611-2925" svg:viewBox="0 0 2612 2926">
            <text:p/>
          </draw:connector>
          <draw:connector draw:style-name="gr4" draw:text-style-name="P2" xml:id="id5" draw:id="id5" draw:layer="layout" draw:type="line" svg:x1="21.276cm" svg:y1="5.239cm" svg:x2="20.788cm" svg:y2="9.869cm" draw:start-shape="id3" draw:start-glue-point="3" svg:d="M21276 5239l-488 4630" svg:viewBox="0 0 489 4631">
            <text:p/>
          </draw:connector>
          <draw:connector draw:style-name="gr4" draw:text-style-name="P2" xml:id="id4" draw:id="id4" draw:layer="layout" draw:type="line" svg:x1="19.535cm" svg:y1="5.657cm" svg:x2="17.794cm" svg:y2="6.632cm" draw:start-shape="id1" draw:start-glue-point="2" svg:d="M19535 5657l-1741 975" svg:viewBox="0 0 1742 976">
            <text:p/>
          </draw:connector>
          <draw:connector draw:style-name="gr4" draw:text-style-name="P2" draw:layer="layout" draw:type="line" svg:x1="17.794cm" svg:y1="6.632cm" svg:x2="21.972cm" svg:y2="7.92cm" draw:start-shape="id4" draw:start-glue-point="3" draw:end-shape="id1" draw:end-glue-point="3" svg:d="M17794 6632l4178 1288" svg:viewBox="0 0 4179 1289">
            <text:p/>
          </draw:connector>
          <draw:connector draw:style-name="gr4" draw:text-style-name="P2" draw:layer="layout" draw:type="line" svg:x1="20.788cm" svg:y1="9.869cm" svg:x2="18.665cm" svg:y2="8.164cm" draw:start-shape="id5" draw:start-glue-point="3" draw:end-shape="id2" draw:end-glue-point="3" svg:d="M20788 9869l-2123-1705" svg:viewBox="0 0 2124 1706">
            <text:p/>
          </draw:connector>
          <draw:connector draw:style-name="gr4" draw:text-style-name="P2" xml:id="id6" draw:id="id6" draw:layer="layout" draw:type="line" svg:x1="22.494cm" svg:y1="6.179cm" svg:x2="21.276cm" svg:y2="5.239cm" draw:end-shape="id3" draw:end-glue-point="3" svg:d="M22494 6179l-1218-940" svg:viewBox="0 0 1219 941">
            <text:p/>
          </draw:connector>
          <draw:connector draw:style-name="gr4" draw:text-style-name="P2" draw:layer="layout" draw:type="line" svg:x1="22.494cm" svg:y1="6.179cm" svg:x2="21.972cm" svg:y2="7.92cm" draw:start-shape="id6" draw:start-glue-point="2" draw:end-shape="id1" draw:end-glue-point="3" svg:d="M22494 6179l-522 1741" svg:viewBox="0 0 523 1742">
            <text:p/>
          </draw:connector>
          <draw:connector draw:style-name="gr4" draw:text-style-name="P2" draw:layer="layout" draw:type="line" svg:x1="22.494cm" svg:y1="6.179cm" svg:x2="20.753cm" svg:y2="6.788cm" draw:start-shape="id6" draw:start-glue-point="2" draw:end-shape="id1" draw:end-glue-point="0" svg:d="M22494 6179l-1741 609" svg:viewBox="0 0 1742 610">
            <text:p/>
          </draw:connector>
          <draw:custom-shape draw:style-name="gr5" draw:text-style-name="P3" draw:layer="layout" svg:width="0.381cm" svg:height="0.381cm" svg:x="22.158cm" svg:y="6.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381cm" svg:height="0.381cm" svg:x="21.758cm" svg:y="7.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381cm" svg:height="0.381cm" svg:x="20.558cm" svg:y="6.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381cm" svg:height="0.381cm" svg:x="21.058cm" svg:y="5.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381cm" svg:height="0.381cm" svg:x="19.358cm" svg:y="5.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381cm" svg:height="0.381cm" svg:x="17.758cm" svg:y="6.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381cm" svg:height="0.381cm" svg:x="18.558cm" svg:y="7.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381cm" svg:height="0.381cm" svg:x="20.558cm" svg:y="9.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6" draw:text-style-name="P2" xml:id="id7" draw:id="id7" draw:layer="layout" draw:type="line" svg:x1="1.909cm" svg:y1="3.533cm" svg:x2="4.346cm" svg:y2="5.796cm" svg:d="M1909 3533l2437 2263" svg:viewBox="0 0 2438 2264">
            <text:p/>
          </draw:connector>
          <draw:connector draw:style-name="gr6" draw:text-style-name="P2" xml:id="id8" draw:id="id8" draw:layer="layout" draw:type="line" svg:x1="4.346cm" svg:y1="5.796cm" svg:x2="1.039cm" svg:y2="6.04cm" draw:start-shape="id7" draw:start-glue-point="3" svg:d="M4346 5796l-3307 244" svg:viewBox="0 0 3308 245">
            <text:p/>
          </draw:connector>
          <draw:connector draw:style-name="gr6" draw:text-style-name="P2" xml:id="id9" draw:id="id9" draw:layer="layout" draw:type="line" svg:x1="1.039cm" svg:y1="6.04cm" svg:x2="3.65cm" svg:y2="3.115cm" draw:start-shape="id8" draw:start-glue-point="3" svg:d="M1039 6040l2611-2925" svg:viewBox="0 0 2612 2926">
            <text:p/>
          </draw:connector>
          <draw:connector draw:style-name="gr6" draw:text-style-name="P2" xml:id="id11" draw:id="id11" draw:layer="layout" draw:type="line" svg:x1="3.65cm" svg:y1="3.115cm" svg:x2="3.162cm" svg:y2="7.745cm" draw:start-shape="id9" draw:start-glue-point="3" svg:d="M3650 3115l-488 4630" svg:viewBox="0 0 489 4631">
            <text:p/>
          </draw:connector>
          <draw:connector draw:style-name="gr6" draw:text-style-name="P2" xml:id="id10" draw:id="id10" draw:layer="layout" draw:type="line" svg:x1="1.909cm" svg:y1="3.533cm" svg:x2="0.168cm" svg:y2="4.508cm" draw:start-shape="id7" draw:start-glue-point="2" svg:d="M1909 3533l-1741 975" svg:viewBox="0 0 1742 976">
            <text:p/>
          </draw:connector>
          <draw:connector draw:style-name="gr6" draw:text-style-name="P2" draw:layer="layout" draw:type="line" svg:x1="0.168cm" svg:y1="4.508cm" svg:x2="4.346cm" svg:y2="5.796cm" draw:start-shape="id10" draw:start-glue-point="3" draw:end-shape="id7" draw:end-glue-point="3" svg:d="M168 4508l4178 1288" svg:viewBox="0 0 4179 1289">
            <text:p/>
          </draw:connector>
          <draw:connector draw:style-name="gr6" draw:text-style-name="P2" draw:layer="layout" draw:type="line" svg:x1="3.162cm" svg:y1="7.745cm" svg:x2="1.039cm" svg:y2="6.04cm" draw:start-shape="id11" draw:start-glue-point="3" draw:end-shape="id8" draw:end-glue-point="3" svg:d="M3162 7745l-2123-1705" svg:viewBox="0 0 2124 1706">
            <text:p/>
          </draw:connector>
          <draw:connector draw:style-name="gr6" draw:text-style-name="P2" xml:id="id12" draw:id="id12" draw:layer="layout" draw:type="line" svg:x1="4.868cm" svg:y1="4.055cm" svg:x2="3.65cm" svg:y2="3.115cm" draw:end-shape="id9" draw:end-glue-point="3" svg:d="M4868 4055l-1218-940" svg:viewBox="0 0 1219 941">
            <text:p/>
          </draw:connector>
          <draw:connector draw:style-name="gr6" draw:text-style-name="P2" draw:layer="layout" draw:type="line" svg:x1="4.868cm" svg:y1="4.055cm" svg:x2="4.346cm" svg:y2="5.796cm" draw:start-shape="id12" draw:start-glue-point="2" draw:end-shape="id7" draw:end-glue-point="3" svg:d="M4868 4055l-522 1741" svg:viewBox="0 0 523 1742">
            <text:p/>
          </draw:connector>
          <draw:connector draw:style-name="gr7" draw:text-style-name="P2" draw:layer="layout" draw:type="line" svg:x1="4.868cm" svg:y1="4.055cm" svg:x2="3.127cm" svg:y2="4.664cm" draw:start-shape="id12" draw:start-glue-point="2" draw:end-shape="id7" draw:end-glue-point="0" svg:d="M4868 4055l-1741 609" svg:viewBox="0 0 1742 610">
            <text:p/>
          </draw:connector>
          <draw:custom-shape draw:style-name="gr8" draw:text-style-name="P3" draw:layer="layout" svg:width="0.381cm" svg:height="0.381cm" svg:x="4.532cm" svg:y="3.9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381cm" svg:height="0.381cm" svg:x="4.132cm" svg:y="5.5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381cm" svg:height="0.381cm" svg:x="2.932cm" svg:y="4.5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381cm" svg:height="0.381cm" svg:x="3.432cm" svg:y="2.9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381cm" svg:height="0.381cm" svg:x="1.732cm" svg:y="3.4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381cm" svg:height="0.381cm" svg:x="0.132cm" svg:y="4.3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381cm" svg:height="0.381cm" svg:x="0.932cm" svg:y="5.8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381cm" svg:height="0.381cm" svg:x="3.032cm" svg:y="7.4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9" draw:text-style-name="P2" draw:layer="layout" draw:type="line" svg:x1="0.168cm" svg:y1="4.508cm" svg:x2="1.039cm" svg:y2="6.04cm" draw:start-shape="id10" draw:start-glue-point="3" draw:end-shape="id8" draw:end-glue-point="3" svg:d="M168 4508l871 1532" svg:viewBox="0 0 872 1533">
            <text:p/>
          </draw:connector>
          <draw:connector draw:style-name="gr9" draw:text-style-name="P2" draw:layer="layout" draw:type="line" svg:x1="3.65cm" svg:y1="3.115cm" svg:x2="1.909cm" svg:y2="3.533cm" draw:start-shape="id9" draw:start-glue-point="3" draw:end-shape="id7" draw:end-glue-point="2" svg:d="M3650 3115l-1741 418" svg:viewBox="0 0 1742 419">
            <text:p/>
          </draw:connector>
          <draw:connector draw:style-name="gr9" draw:text-style-name="P2" draw:layer="layout" draw:type="line" svg:x1="4.346cm" svg:y1="5.796cm" svg:x2="3.162cm" svg:y2="7.745cm" draw:start-shape="id7" draw:start-glue-point="3" draw:end-shape="id11" draw:end-glue-point="3" svg:d="M4346 5796l-1184 1949" svg:viewBox="0 0 1185 1950">
            <text:p/>
          </draw:connector>
          <draw:connector draw:style-name="gr9" draw:text-style-name="P2" draw:layer="layout" draw:type="line" svg:x1="3.162cm" svg:y1="7.745cm" svg:x2="1.909cm" svg:y2="3.533cm" draw:start-shape="id11" draw:start-glue-point="3" draw:end-shape="id7" draw:end-glue-point="2" svg:d="M3162 7745l-1253-4212" svg:viewBox="0 0 1254 4213">
            <text:p/>
          </draw:connector>
          <draw:connector draw:style-name="gr9" draw:text-style-name="P2" draw:layer="layout" draw:type="line" svg:x1="1.909cm" svg:y1="3.533cm" svg:x2="1.039cm" svg:y2="6.04cm" draw:start-shape="id7" draw:start-glue-point="2" draw:end-shape="id8" draw:end-glue-point="3" svg:d="M1909 3533l-870 2507" svg:viewBox="0 0 871 2508">
            <text:p/>
          </draw:connector>
        </draw:g>
        <draw:g>
          <draw:connector draw:style-name="gr9" draw:text-style-name="P2" xml:id="id13" draw:id="id13" draw:layer="layout" draw:type="line" svg:x1="2.081cm" svg:y1="9.321cm" svg:x2="4.518cm" svg:y2="11.584cm" svg:d="M2081 9321l2437 2263" svg:viewBox="0 0 2438 2264">
            <text:p/>
          </draw:connector>
          <draw:connector draw:style-name="gr9" draw:text-style-name="P2" xml:id="id14" draw:id="id14" draw:layer="layout" draw:type="line" svg:x1="4.518cm" svg:y1="11.584cm" svg:x2="1.211cm" svg:y2="11.828cm" draw:start-shape="id13" draw:start-glue-point="3" svg:d="M4518 11584l-3307 244" svg:viewBox="0 0 3308 245">
            <text:p/>
          </draw:connector>
          <draw:connector draw:style-name="gr9" draw:text-style-name="P2" xml:id="id15" draw:id="id15" draw:layer="layout" draw:type="line" svg:x1="1.211cm" svg:y1="11.828cm" svg:x2="3.822cm" svg:y2="8.903cm" draw:start-shape="id14" draw:start-glue-point="3" svg:d="M1211 11828l2611-2925" svg:viewBox="0 0 2612 2926">
            <text:p/>
          </draw:connector>
          <draw:connector draw:style-name="gr9" draw:text-style-name="P2" xml:id="id17" draw:id="id17" draw:layer="layout" draw:type="line" svg:x1="3.822cm" svg:y1="8.903cm" svg:x2="3.334cm" svg:y2="13.533cm" draw:start-shape="id15" draw:start-glue-point="3" svg:d="M3822 8903l-488 4630" svg:viewBox="0 0 489 4631">
            <text:p/>
          </draw:connector>
          <draw:connector draw:style-name="gr9" draw:text-style-name="P2" xml:id="id16" draw:id="id16" draw:layer="layout" draw:type="line" svg:x1="2.081cm" svg:y1="9.321cm" svg:x2="0.34cm" svg:y2="10.296cm" draw:start-shape="id13" draw:start-glue-point="2" svg:d="M2081 9321l-1741 975" svg:viewBox="0 0 1742 976">
            <text:p/>
          </draw:connector>
          <draw:connector draw:style-name="gr9" draw:text-style-name="P2" draw:layer="layout" draw:type="line" svg:x1="0.34cm" svg:y1="10.296cm" svg:x2="4.518cm" svg:y2="11.584cm" draw:start-shape="id16" draw:start-glue-point="3" draw:end-shape="id13" draw:end-glue-point="3" svg:d="M340 10296l4178 1288" svg:viewBox="0 0 4179 1289">
            <text:p/>
          </draw:connector>
          <draw:connector draw:style-name="gr9" draw:text-style-name="P2" draw:layer="layout" draw:type="line" svg:x1="3.334cm" svg:y1="13.533cm" svg:x2="1.211cm" svg:y2="11.828cm" draw:start-shape="id17" draw:start-glue-point="3" draw:end-shape="id14" draw:end-glue-point="3" svg:d="M3334 13533l-2123-1705" svg:viewBox="0 0 2124 1706">
            <text:p/>
          </draw:connector>
          <draw:connector draw:style-name="gr9" draw:text-style-name="P2" xml:id="id18" draw:id="id18" draw:layer="layout" draw:type="line" svg:x1="5.04cm" svg:y1="9.843cm" svg:x2="3.822cm" svg:y2="8.903cm" draw:end-shape="id15" draw:end-glue-point="3" svg:d="M5040 9843l-1218-940" svg:viewBox="0 0 1219 941">
            <text:p/>
          </draw:connector>
          <draw:connector draw:style-name="gr9" draw:text-style-name="P2" draw:layer="layout" draw:type="line" svg:x1="5.04cm" svg:y1="9.843cm" svg:x2="4.518cm" svg:y2="11.584cm" draw:start-shape="id18" draw:start-glue-point="2" draw:end-shape="id13" draw:end-glue-point="3" svg:d="M5040 9843l-522 1741" svg:viewBox="0 0 523 1742">
            <text:p/>
          </draw:connector>
          <draw:connector draw:style-name="gr9" draw:text-style-name="P2" draw:layer="layout" draw:type="line" svg:x1="5.04cm" svg:y1="9.843cm" svg:x2="3.299cm" svg:y2="10.452cm" draw:start-shape="id18" draw:start-glue-point="2" draw:end-shape="id13" draw:end-glue-point="0" svg:d="M5040 9843l-1741 609" svg:viewBox="0 0 1742 610">
            <text:p/>
          </draw:connector>
          <draw:custom-shape draw:style-name="gr8" draw:text-style-name="P3" draw:layer="layout" svg:width="0.381cm" svg:height="0.381cm" svg:x="4.704cm" svg:y="9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254cm" svg:height="0.254cm" svg:x="4.404cm" svg:y="11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508cm" svg:height="0.508cm" svg:x="3.104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66cm" svg:height="0.66cm" svg:x="3.604cm" svg:y="8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457cm" svg:height="0.457cm" svg:x="1.904cm" svg:y="9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762cm" svg:height="0.762cm" svg:x="0.204cm" svg:y="9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0.711cm" svg:height="0.711cm" svg:x="1.104cm" svg:y="11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381cm" svg:height="0.381cm" svg:x="3.104cm" svg:y="13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layout" svg:width="9.271cm" svg:height="4.81cm" svg:x="7.182cm" svg:y="2.592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8.89cm" svg:height="1.021cm" svg:x="7.436cm" svg:y="6.259cm">
          <draw:text-box>
            <text:p text:style-name="P1">Candidate sentences generation</text:p>
          </draw:text-box>
        </draw:frame>
        <draw:custom-shape draw:style-name="gr18" draw:text-style-name="P1" draw:layer="layout" svg:width="9.271cm" svg:height="5.842cm" svg:x="7.155cm" svg:y="8.188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9.044cm" svg:height="1.021cm" svg:x="7.282cm" svg:y="13.009cm">
          <draw:text-box>
            <text:p text:style-name="P1">Sentences Scoring</text:p>
          </draw:text-box>
        </draw:frame>
        <draw:custom-shape draw:style-name="gr19" draw:text-style-name="P6" draw:layer="layout" svg:width="4.953cm" svg:height="3.594cm" svg:x="18.828cm" svg:y="0.306cm">
          <text:p text:style-name="P5"><text:span text:style-name="T1">S1 = {“ ”, “ ”, “ ”}</text:span></text:p>
          <text:p text:style-name="P5"><text:span text:style-name="T1">S2 = {“ ”, “ ”, “ ”}</text:span></text:p>
          <text:p text:style-name="P5"><text:span text:style-name="T1">…</text:span></text:p>
          <text:p text:style-name="P5"><text:span text:style-name="T1">Sn = {“ ”, “ ”, “ ”}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636cm" svg:height="1.273cm" svg:x="7.436cm" svg:y="4.732cm">
          <text:p text:style-name="P1">Graph simplification </text:p>
          <draw:enhanced-geometry svg:viewBox="0 0 21600 21600" draw:type="rectangle" draw:enhanced-path="M 0 0 L 21600 0 21600 21600 0 21600 0 0 Z N"/>
        </draw:custom-shape>
        <draw:g>
          <draw:connector draw:style-name="gr9" draw:text-style-name="P2" xml:id="id19" draw:id="id19" draw:layer="layout" draw:type="line" svg:x1="20.473cm" svg:y1="11.653cm" svg:x2="22.91cm" svg:y2="13.916cm" svg:d="M20473 11653l2437 2263" svg:viewBox="0 0 2438 2264">
            <text:p/>
          </draw:connector>
          <draw:connector draw:style-name="gr9" draw:text-style-name="P2" xml:id="id20" draw:id="id20" draw:layer="layout" draw:type="line" svg:x1="22.91cm" svg:y1="13.916cm" svg:x2="19.603cm" svg:y2="14.16cm" draw:start-shape="id19" draw:start-glue-point="3" svg:d="M22910 13916l-3307 244" svg:viewBox="0 0 3308 245">
            <text:p/>
          </draw:connector>
          <draw:connector draw:style-name="gr9" draw:text-style-name="P2" xml:id="id21" draw:id="id21" draw:layer="layout" draw:type="line" svg:x1="19.603cm" svg:y1="14.16cm" svg:x2="22.214cm" svg:y2="11.235cm" draw:start-shape="id20" draw:start-glue-point="3" svg:d="M19603 14160l2611-2925" svg:viewBox="0 0 2612 2926">
            <text:p/>
          </draw:connector>
          <draw:connector draw:style-name="gr9" draw:text-style-name="P2" xml:id="id23" draw:id="id23" draw:layer="layout" draw:type="line" svg:x1="22.214cm" svg:y1="11.235cm" svg:x2="21.726cm" svg:y2="15.865cm" draw:start-shape="id21" draw:start-glue-point="3" svg:d="M22214 11235l-488 4630" svg:viewBox="0 0 489 4631">
            <text:p/>
          </draw:connector>
          <draw:connector draw:style-name="gr9" draw:text-style-name="P2" xml:id="id22" draw:id="id22" draw:layer="layout" draw:type="line" svg:x1="20.473cm" svg:y1="11.653cm" svg:x2="18.732cm" svg:y2="12.628cm" draw:start-shape="id19" draw:start-glue-point="2" svg:d="M20473 11653l-1741 975" svg:viewBox="0 0 1742 976">
            <text:p/>
          </draw:connector>
          <draw:connector draw:style-name="gr9" draw:text-style-name="P2" draw:layer="layout" draw:type="line" svg:x1="18.732cm" svg:y1="12.628cm" svg:x2="22.91cm" svg:y2="13.916cm" draw:start-shape="id22" draw:start-glue-point="3" draw:end-shape="id19" draw:end-glue-point="3" svg:d="M18732 12628l4178 1288" svg:viewBox="0 0 4179 1289">
            <text:p/>
          </draw:connector>
          <draw:connector draw:style-name="gr9" draw:text-style-name="P2" draw:layer="layout" draw:type="line" svg:x1="21.726cm" svg:y1="15.865cm" svg:x2="19.603cm" svg:y2="14.16cm" draw:start-shape="id23" draw:start-glue-point="3" draw:end-shape="id20" draw:end-glue-point="3" svg:d="M21726 15865l-2123-1705" svg:viewBox="0 0 2124 1706">
            <text:p/>
          </draw:connector>
          <draw:connector draw:style-name="gr9" draw:text-style-name="P2" xml:id="id24" draw:id="id24" draw:layer="layout" draw:type="line" svg:x1="23.432cm" svg:y1="12.175cm" svg:x2="22.214cm" svg:y2="11.235cm" draw:end-shape="id21" draw:end-glue-point="3" svg:d="M23432 12175l-1218-940" svg:viewBox="0 0 1219 941">
            <text:p/>
          </draw:connector>
          <draw:connector draw:style-name="gr9" draw:text-style-name="P2" draw:layer="layout" draw:type="line" svg:x1="23.432cm" svg:y1="12.175cm" svg:x2="22.91cm" svg:y2="13.916cm" draw:start-shape="id24" draw:start-glue-point="2" draw:end-shape="id19" draw:end-glue-point="3" svg:d="M23432 12175l-522 1741" svg:viewBox="0 0 523 1742">
            <text:p/>
          </draw:connector>
          <draw:connector draw:style-name="gr9" draw:text-style-name="P2" draw:layer="layout" draw:type="line" svg:x1="23.432cm" svg:y1="12.175cm" svg:x2="21.691cm" svg:y2="12.784cm" draw:start-shape="id24" draw:start-glue-point="2" draw:end-shape="id19" draw:end-glue-point="0" svg:d="M23432 12175l-1741 609" svg:viewBox="0 0 1742 610">
            <text:p/>
          </draw:connector>
          <draw:custom-shape draw:style-name="gr21" draw:text-style-name="P3" draw:layer="layout" svg:width="0.65cm" svg:height="0.762cm" svg:x="23.096cm" svg:y="11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66cm" svg:height="0.66cm" svg:x="22.596cm" svg:y="13.5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508cm" svg:height="0.508cm" svg:x="21.496cm" svg:y="12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66cm" svg:height="0.66cm" svg:x="21.996cm" svg:y="11.0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61cm" svg:height="0.61cm" svg:x="20.296cm" svg:y="11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813cm" svg:height="0.813cm" svg:x="18.596cm" svg:y="12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914cm" svg:height="0.914cm" svg:x="19.396cm" svg:y="13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559cm" svg:height="0.559cm" svg:x="21.496cm" svg:y="1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6" draw:text-style-name="P1" draw:layer="layout" svg:width="9.271cm" svg:height="1.524cm" svg:x="7.182cm" svg:y="14.787cm">
          <text:p text:style-name="P1">Extractio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617cm" svg:height="0.889cm" svg:x="5.185cm" svg:y="4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617cm" svg:height="0.889cm" svg:x="16.868cm" svg:y="4.9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617cm" svg:height="0.889cm" svg:x="5.185cm" svg:y="11.3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617cm" svg:height="0.889cm" svg:x="16.885cm" svg:y="11.3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617cm" svg:height="0.889cm" svg:x="5.1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617cm" svg:height="0.889cm" svg:x="16.8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617cm" svg:height="0.889cm" svg:x="16.883cm" svg:y="2.8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617cm" svg:height="0.889cm" svg:x="5.183cm" svg:y="2.8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617cm" svg:height="0.889cm" svg:x="16.883cm" svg:y="8.7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617cm" svg:height="0.889cm" svg:x="5.083cm" svg:y="8.7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617cm" svg:height="0.889cm" svg:x="16.883cm" svg:y="14.9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617cm" svg:height="0.889cm" svg:x="5.183cm" svg:y="14.9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3.429cm" svg:height="2.413cm" svg:x="1.086cm" svg:y="0.344cm">
          <text:p text:style-name="P7">Input</text:p>
          <text:p text:style-name="P7">text(s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0" draw:text-style-name="P1" draw:layer="layout" svg:width="3.429cm" svg:height="2.413cm" svg:x="1.242cm" svg:y="14.346cm">
          <text:p text:style-name="P1">Summar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imbus Roman No9 L2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 style:writing-mode="lr-tb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09cm" fo:margin-bottom="0.09cm" fo:margin-left="0.07cm" fo:margin-right="0.07cm" fo:page-width="24.181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/>
    <meta:initial-creator>Unknown</meta:initial-creator>
    <meta:editing-cycles>21</meta:editing-cycles>
    <dc:date>2017-05-11T18:28:02.985680881</dc:date>
    <meta:creation-date>2016-08-10T12:12:58</meta:creation-date>
    <meta:editing-duration>PT2H53M52S</meta:editing-duration>
    <dc:creator>Abdelkrime Aries</dc:creator>
    <meta:document-statistic meta:object-count="106"/>
    <meta:user-defined meta:name="email">kariminfo0@gmail.com</meta:user-defined>
  </office:meta>
</office:document-meta>
</file>